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8f7d" officeooo:paragraph-rsid="001a8f7d"/>
    </style:style>
    <style:style style:name="P2" style:family="paragraph" style:parent-style-name="Standard">
      <style:text-properties officeooo:rsid="001c8ccb" officeooo:paragraph-rsid="001c8ccb"/>
    </style:style>
    <style:style style:name="P3" style:family="paragraph" style:parent-style-name="Standard">
      <style:text-properties officeooo:rsid="002212ea" officeooo:paragraph-rsid="002212ea"/>
    </style:style>
    <style:style style:name="P4" style:family="paragraph" style:parent-style-name="Standard">
      <style:text-properties officeooo:rsid="00223a31" officeooo:paragraph-rsid="00223a31"/>
    </style:style>
    <style:style style:name="P5" style:family="paragraph" style:parent-style-name="Standard">
      <style:text-properties officeooo:rsid="0023e54d" officeooo:paragraph-rsid="0023e54d"/>
    </style:style>
    <style:style style:name="P6" style:family="paragraph" style:parent-style-name="Standard">
      <style:text-properties fo:font-size="16pt" style:text-underline-style="solid" style:text-underline-width="auto" style:text-underline-color="font-color" fo:font-weight="bold" officeooo:rsid="00223a31" officeooo:paragraph-rsid="00223a31" style:font-size-asian="16pt" style:font-weight-asian="bold" style:font-size-complex="16pt" style:font-weight-complex="bold"/>
    </style:style>
    <style:style style:name="P7" style:family="paragraph" style:parent-style-name="Standard">
      <style:text-properties fo:font-size="16pt" style:text-underline-style="solid" style:text-underline-width="auto" style:text-underline-color="font-color" fo:font-weight="bold" officeooo:paragraph-rsid="00284493" style:font-size-asian="16pt" style:font-weight-asian="bold" style:font-size-complex="16pt" style:font-weight-complex="bold"/>
    </style:style>
    <style:style style:name="P8" style:family="paragraph" style:parent-style-name="Standard">
      <style:text-properties fo:font-size="16pt" style:text-underline-style="solid" style:text-underline-width="auto" style:text-underline-color="font-color" fo:font-weight="bold" officeooo:rsid="002dcda1" officeooo:paragraph-rsid="002dcda1" style:font-size-asian="16pt" style:font-weight-asian="bold" style:font-size-complex="16pt" style:font-weight-complex="bold"/>
    </style:style>
    <style:style style:name="P9" style:family="paragraph" style:parent-style-name="Standard">
      <style:text-properties fo:font-size="16pt" style:text-underline-style="solid" style:text-underline-width="auto" style:text-underline-color="font-color" fo:font-weight="bold" officeooo:rsid="00353a21" officeooo:paragraph-rsid="00353a21" style:font-size-asian="16pt" style:font-weight-asian="bold" style:font-size-complex="16pt" style:font-weight-complex="bold"/>
    </style:style>
    <style:style style:name="P10" style:family="paragraph" style:parent-style-name="Standard">
      <style:text-properties fo:font-size="12pt" style:text-underline-style="none" fo:font-weight="normal" officeooo:rsid="00353a21" officeooo:paragraph-rsid="00353a21" style:font-size-asian="10.5pt" style:font-weight-asian="normal" style:font-size-complex="12pt" style:font-weight-complex="normal"/>
    </style:style>
    <style:style style:name="P11" style:family="paragraph" style:parent-style-name="List_20_Heading">
      <style:text-properties officeooo:paragraph-rsid="002dcda1"/>
    </style:style>
    <style:style style:name="P12" style:family="paragraph" style:parent-style-name="List_20_Heading">
      <style:paragraph-properties fo:margin-left="0cm" fo:margin-right="1cm" fo:margin-top="0cm" fo:margin-bottom="0.499cm" loext:contextual-spacing="false" fo:text-indent="0cm" style:auto-text-indent="false"/>
      <style:text-properties officeooo:paragraph-rsid="002fdeec"/>
    </style:style>
    <style:style style:name="P13" style:family="paragraph" style:parent-style-name="List_20_Contents">
      <style:text-properties officeooo:paragraph-rsid="002dcda1"/>
    </style:style>
    <style:style style:name="T1" style:family="text">
      <style:text-properties officeooo:rsid="001c8ccb"/>
    </style:style>
    <style:style style:name="T2" style:family="text">
      <style:text-properties officeooo:rsid="001fa3a3"/>
    </style:style>
    <style:style style:name="T3" style:family="text">
      <style:text-properties officeooo:rsid="0023e54d"/>
    </style:style>
    <style:style style:name="T4" style:family="text">
      <style:text-properties officeooo:rsid="0027a5c7"/>
    </style:style>
    <style:style style:name="T5" style:family="text">
      <style:text-properties officeooo:rsid="00284493"/>
    </style:style>
    <style:style style:name="T6" style:family="text">
      <style:text-properties officeooo:rsid="002dcda1"/>
    </style:style>
    <style:style style:name="T7" style:family="text">
      <style:text-properties fo:font-weight="bold"/>
    </style:style>
    <style:style style:name="T8" style:family="text">
      <style:text-properties fo:font-size="12pt" style:text-underline-style="none" fo:font-weight="bold" officeooo:rsid="002dcda1" style:font-size-asian="10.5pt" style:font-weight-asian="normal" style:font-size-complex="12pt" style:font-weight-complex="normal"/>
    </style:style>
    <style:style style:name="T9" style:family="text">
      <style:text-properties fo:font-size="12pt" style:text-underline-style="none" fo:font-weight="normal" officeooo:rsid="002dcda1" style:font-size-asian="10.5pt" style:font-weight-asian="normal" style:font-size-complex="12pt" style:font-weight-complex="normal"/>
    </style:style>
    <style:style style:name="T10" style:family="text">
      <style:text-properties officeooo:rsid="002fdeec"/>
    </style:style>
    <style:style style:name="T11" style:family="text">
      <style:text-properties officeooo:rsid="003305d3"/>
    </style:style>
    <style:style style:name="T12" style:family="text">
      <style:text-properties fo:color="#ce181e" officeooo:rsid="0034ce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keFile</text:p>
      <text:p text:style-name="P11"><text:span text:style-name="T8">dtd</text:span><text:span text:style-name="T9"> </text:span>Vérifie validité <text:span text:style-name="T6">de master.xml avec la DTD master.dtd</text:span></text:p>
      <text:p text:style-name="P13"/>
      <text:p text:style-name="P12"><text:span text:style-name="T7">xsd</text:span> Vérifie validité <text:span text:style-name="T6">de master.xml avec le schéma master.xsd</text:span></text:p>
      <text:p text:style-name="P12"><text:span text:style-name="T7">web</text:span> Génére le site WEB</text:p>
      <text:p text:style-name="P12"><text:span text:style-name="T7">tidy</text:span> Vérifie la validité des pages XHTML <text:span text:style-name="T11">(éxécute la commande tidy 2 fois pou)</text:span></text:p>
      <text:p text:style-name="P12"><text:span text:style-name="T7">xq</text:span> Exécute la requête Xquery</text:p>
      <text:p text:style-name="P12"><text:span text:style-name="T7">all</text:span> <text:span text:style-name="T10">fait tout, </text:span><text:span text:style-name="T12">mais tidy échoue à cause des warnings, il faut refaire un « make tidy » puis on peut faire « make xq »</text:span></text:p>
      <text:p text:style-name="P10">XML/DTD</text:p>
      <text:p text:style-name="P9">Changement de place de l’identifiant des ue : au lieu d’être</text:p>
      <text:p text:style-name="P9"/>
      <text:p text:style-name="P9">Changement place ue</text:p>
      <text:p text:style-name="P7"/>
      <text:p text:style-name="P7"><text:span text:style-name="T5">XSL</text:span></text:p>
      <text:p text:style-name="P7"/>
      <text:p text:style-name="P1">master.xsl </text:p>
      <text:p text:style-name="P1">- la template racine apelle la template « menuStatique » qui génère un menu statique (accueil, liste des intervenants, listes des Ues), crée la page d’accueil listant les parcours du master informatique, puis fait appel à d’autres <text:span text:style-name="T1">templates créant diverses pages.</text:span></text:p>
      <text:p text:style-name="P1">- <text:span text:style-name="T4">possède des templates générant toutes les pages d’UEs, de parcours, et d’intervenants</text:span></text:p>
      <text:p text:style-name="P1"/>
      <text:p text:style-name="P2">description.xsl</text:p>
      <text:p text:style-name="P2">ce fichier contient toutes les templates pour traiter tous les enfants possibles de la balise description (paragraphe, gras, italique, tableau)</text:p>
      <text:p text:style-name="P2"/>
      <text:p text:style-name="P2">parcoursUtil.xsl</text:p>
      <text:p text:style-name="P2"><text:span text:style-name="T2">Ce fichier contient des templates pour :</text:span></text:p>
      <text:p text:style-name="P2"><text:tab/>- <text:span text:style-name="T2">générer les 2 pages listant toutes les unités d’enseignements et tous les intervenants</text:span></text:p>
      <text:p text:style-name="P2"><text:tab/>- <text:span text:style-name="T2">générer le menu statique</text:span></text:p>
      <text:p text:style-name="P2"><text:tab/>- <text:span text:style-name="T2">générer la liste des UEs du semestre dont la référence est passé en paramètre</text:span></text:p>
      <text:p text:style-name="P2"/>
      <text:p text:style-name="P6">Xquery</text:p>
      <text:p text:style-name="P6"/>
      <text:p text:style-name="P4">la requête fait appel à des itérations de la forme « for in order return »<text:span text:style-name="T3">(XPATH 2.0)</text:span>.</text:p>
      <text:p text:style-name="P4">Premièrement on récupère tous les « id » <text:span text:style-name="T5">des </text:span>intervenants du master informatique, <text:span text:style-name="T3">et ensuite on récupère toutes les UEs du master informatique possédant la référence d’un enseignant pour les lister en dessous du nom de l’enseignant ET on récupère toutes les références de semestre dans lesquels une ue fait intervenir un enseignant pour lister les parcours possédant la référence à ce semestre, ce qui correspond au parcours dans lequel l’enseignant intervient.</text:span></text:p>
      <text:p text:style-name="P5">Il est possible que plusieurs UEs interviennent dans le même parcours, l’utilisation de la fonction « distinct-values »(XPATH 2.0) permet de ne pas avoir un parcours dupliqué dans la liste.</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05:42:24.237411367</meta:creation-date>
    <dc:date>2020-03-06T10:32:23.267702866</dc:date>
    <meta:editing-duration>PT3H20M59S</meta:editing-duration>
    <meta:editing-cycles>18</meta:editing-cycles>
    <meta:generator>LibreOffice/6.0.7.3$Linux_X86_64 LibreOffice_project/00m0$Build-3</meta:generator>
    <meta:document-statistic meta:table-count="0" meta:image-count="0" meta:object-count="0" meta:page-count="1" meta:paragraph-count="25" meta:word-count="323" meta:character-count="1972" meta:non-whitespace-character-count="1670"/>
  </office:meta>
</office:document-meta>
</file>